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826cm" fo:min-width="4.425cm" draw:shadow-opacity="50%"/>
      <style:paragraph-properties style:writing-mode="lr-tb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1.061cm" fo:min-width="3.21cm" draw:shadow-opacity="50%"/>
      <style:paragraph-properties style:writing-mode="lr-tb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1.147cm" fo:min-width="4.707cm" draw:shadow-opacity="50%"/>
      <style:paragraph-properties style:writing-mode="lr-tb"/>
    </style:style>
    <style:style style:name="gr5" style:family="graphic" style:parent-style-name="standard">
      <style:graphic-properties draw:opacity="50%" draw:textarea-horizontal-align="justify" draw:textarea-vertical-align="middle" draw:auto-grow-height="false" fo:min-height="1.355cm" fo:min-width="2.087cm" draw:shadow-opacity="50%"/>
      <style:paragraph-properties style:writing-mode="lr-tb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39cm"/>
      <style:paragraph-properties style:writing-mode="lr-tb"/>
    </style:style>
    <style:style style:name="gr9" style:family="graphic" style:parent-style-name="standard">
      <style:graphic-properties svg:stroke-color="#000000" draw:marker-end="" draw:fill="solid" draw:textarea-vertical-align="middle"/>
    </style:style>
    <style:style style:name="P1" style:family="paragraph">
      <style:paragraph-properties fo:text-align="center" style:writing-mode="lr-tb"/>
      <style:text-properties fo:font-size="18pt" fo:font-weight="bold" style:font-size-asian="18pt" style:font-size-complex="18pt"/>
    </style:style>
    <style:style style:name="P2" style:family="paragraph">
      <loext:graphic-properties draw:fill="solid" draw:fill-color="#729fcf" draw:opacity="50%"/>
      <style:paragraph-properties fo:text-align="center" style:writing-mode="lr-tb"/>
      <style:text-properties fo:font-size="18pt" fo:font-weight="bold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opacity="50%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6pt" style:font-size-asian="18pt" style:font-size-complex="18pt"/>
    </style:style>
    <style:style style:name="P7" style:family="paragraph">
      <loext:graphic-properties draw:opacity="50%"/>
      <style:paragraph-properties fo:text-align="center" style:writing-mode="lr-tb"/>
      <style:text-properties fo:font-size="16pt" style:font-size-asian="18pt" style:font-size-complex="18pt"/>
    </style:style>
    <style:style style:name="P8" style:family="paragraph">
      <style:paragraph-properties fo:text-align="center" style:writing-mode="lr-tb"/>
      <style:text-properties fo:font-size="14pt" style:font-size-asian="18pt" style:font-size-complex="18pt"/>
    </style:style>
    <style:style style:name="P9" style:family="paragraph">
      <loext:graphic-properties draw:opacity="50%"/>
      <style:paragraph-properties fo:text-align="center" style:writing-mode="lr-tb"/>
      <style:text-properties fo:font-size="14pt" style:font-size-asian="18pt" style:font-size-complex="18pt"/>
    </style:style>
    <style:style style:name="P10" style:family="paragraph">
      <style:paragraph-properties fo:text-align="center" style:writing-mode="lr-tb"/>
      <style:text-properties fo:font-size="16pt" fo:font-weight="normal" style:font-size-asian="18pt" style:font-size-complex="18pt"/>
    </style:style>
    <style:style style:name="P11" style:family="paragraph">
      <loext:graphic-properties draw:fill="solid" draw:fill-color="#729fcf" draw:opacity="50%"/>
      <style:paragraph-properties fo:text-align="center" style:writing-mode="lr-tb"/>
      <style:text-properties fo:font-size="16pt" fo:font-weight="normal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6pt" fo:font-style="italic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4pt" fo:font-style="italic" style:font-size-asian="18pt" style:font-size-complex="18pt"/>
    </style:style>
    <style:style style:name="T7" style:family="text">
      <style:text-properties fo:font-size="16pt" fo:font-weight="normal" style:font-size-asian="18pt" style:font-size-complex="18pt"/>
    </style:style>
    <style:style style:name="T8" style:family="text">
      <style:text-properties fo:font-size="16pt" fo:font-style="italic" fo:font-weight="normal" style:font-size-asian="18pt" style:font-size-complex="18pt"/>
    </style:style>
    <style:style style:name="T9" style:family="text">
      <style:text-properties fo:font-size="16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61cm" svg:height="1.524cm" svg:x="7.096cm" svg:y="2.143cm">
          <text:p text:style-name="P1"><text:span text:style-name="T1">Calculate media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3" draw:layer="layout" svg:x1="9.763cm" svg:y1="3.667cm" svg:x2="9.763cm" svg:y2="4.81cm">
          <text:p/>
        </draw:line>
        <draw:custom-shape draw:style-name="gr3" draw:text-style-name="P5" draw:layer="layout" svg:width="6.096cm" svg:height="1.31cm" svg:x="6.729cm" svg:y="4.77cm">
          <text:p text:style-name="P4">Input array (<text:span text:style-name="T2">a</text:span>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9.763cm" svg:y1="6.08cm" svg:x2="9.763cm" svg:y2="7.35cm">
          <text:p/>
        </draw:line>
        <draw:custom-shape draw:style-name="gr4" draw:text-style-name="P7" draw:layer="layout" svg:width="5.207cm" svg:height="1.397cm" svg:x="7.223cm" svg:y="7.35cm">
          <text:p text:style-name="P6"><text:span text:style-name="T3">Sort </text:span><text:span text:style-name="T4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9.763cm" svg:y1="8.747cm" svg:x2="9.763cm" svg:y2="9.89cm">
          <text:p/>
        </draw:line>
        <draw:custom-shape draw:style-name="gr4" draw:text-style-name="P7" draw:layer="layout" svg:width="5.207cm" svg:height="1.397cm" svg:x="7.223cm" svg:y="9.89cm">
          <text:p text:style-name="P6"><text:span text:style-name="T3">Calculate length (</text:span><text:span text:style-name="T4">n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9.763cm" svg:y1="11.287cm" svg:x2="9.763cm" svg:y2="12.43cm">
          <text:p/>
        </draw:line>
        <draw:custom-shape draw:style-name="gr4" draw:text-style-name="P7" draw:layer="layout" svg:width="5.207cm" svg:height="1.397cm" svg:x="7.223cm" svg:y="12.43cm">
          <text:p text:style-name="P6"><text:span text:style-name="T3">Find mid-point (</text:span><text:span text:style-name="T4">m</text:span><text:span text:style-name="T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draw:layer="layout" svg:width="5.173cm" svg:height="3.209cm" svg:x="7.163cm" svg:y="14.936cm">
          <text:p text:style-name="P8"><text:span text:style-name="T5">Is remainder</text:span></text:p>
          <text:p text:style-name="P8"><text:span text:style-name="T5">of dividing </text:span><text:span text:style-name="T6">n</text:span><text:span text:style-name="T5"> by 2 </text:span></text:p>
          <text:p text:style-name="P8"><text:span text:style-name="T5">equal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3" draw:layer="layout" svg:x1="9.763cm" svg:y1="13.827cm" svg:x2="9.763cm" svg:y2="14.97cm">
          <text:p/>
        </draw:line>
        <draw:line draw:style-name="gr6" draw:text-style-name="P3" draw:layer="layout" svg:x1="7.223cm" svg:y1="16.587cm" svg:x2="6.08cm" svg:y2="16.621cm">
          <text:p/>
        </draw:line>
        <draw:custom-shape draw:style-name="gr1" draw:text-style-name="P11" draw:layer="layout" svg:width="5.461cm" svg:height="1.524cm" svg:x="3.54cm" svg:y="18.78cm">
          <text:p text:style-name="P10"><text:span text:style-name="T7">Return </text:span><text:span text:style-name="T8">m</text:span><text:span text:style-name="T7"> of </text:span><text:span text:style-name="T8">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1" draw:layer="layout" svg:width="5.461cm" svg:height="1.524cm" svg:x="10.779cm" svg:y="18.78cm">
          <text:p text:style-name="P10"><text:span text:style-name="T7">Return mean of</text:span></text:p>
          <text:p text:style-name="P10"><text:span text:style-name="T7"><text:s/></text:span><text:span text:style-name="T8">m </text:span><text:span text:style-name="T9">and</text:span><text:span text:style-name="T8"> m+1</text:span><text:span text:style-name="T7"> of </text:span><text:span text:style-name="T8">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3" draw:layer="layout" svg:x1="6.08cm" svg:y1="16.621cm" svg:x2="6.08cm" svg:y2="18.78cm">
          <text:p/>
        </draw:line>
        <draw:frame draw:style-name="gr8" draw:text-style-name="P12" draw:layer="layout" svg:width="1.651cm" svg:height="1.089cm" svg:x="6.08cm" svg:y="15.224cm">
          <draw:text-box>
            <text:p>Yes</text:p>
          </draw:text-box>
        </draw:frame>
        <draw:line draw:style-name="gr9" draw:text-style-name="P3" draw:layer="layout" svg:x1="7.223cm" svg:y1="16.587cm" svg:x2="6.08cm" svg:y2="16.621cm">
          <text:p/>
        </draw:line>
        <draw:frame draw:style-name="gr8" draw:text-style-name="P12" draw:layer="layout" svg:width="1.651cm" svg:height="1.089cm" svg:x="11.922cm" svg:y="15.224cm">
          <draw:text-box>
            <text:p>No</text:p>
          </draw:text-box>
        </draw:frame>
        <draw:line draw:style-name="gr9" draw:text-style-name="P3" draw:layer="layout" svg:x1="12.303cm" svg:y1="16.527cm" svg:x2="13.573cm" svg:y2="16.527cm">
          <text:p/>
        </draw:line>
        <draw:line draw:style-name="gr7" draw:text-style-name="P3" draw:layer="layout" svg:x1="13.573cm" svg:y1="16.494cm" svg:x2="13.573cm" svg:y2="18.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solid" draw:fill-color="#000000" draw:fill-gradient-name="Gradient_20_1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m Paskhalis</meta:initial-creator>
    <meta:creation-date>2021-09-25T20:01:25.343507560</meta:creation-date>
    <meta:generator>LibreOffice/6.4.7.2$Linux_X86_64 LibreOffice_project/40$Build-2</meta:generator>
    <dc:date>2021-09-26T01:07:03.088781079</dc:date>
    <dc:creator>Tom Paskhalis</dc:creator>
    <meta:editing-duration>PT31M3S</meta:editing-duration>
    <meta:editing-cycles>5</meta:editing-cycles>
    <meta:document-statistic meta:object-count="20"/>
  </office:meta>
</office:document-meta>
</file>